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2in" style:rel-column-width="5021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2.3153in" style:rel-column-width="16098*"/>
    </style:style>
    <style:style style:name="_31_7.D" style:display-name="17.D" style:family="table-column">
      <style:table-column-properties style:column-width="2.6889in" style:rel-column-width="18696*"/>
    </style:style>
    <style:style style:name="_31_7.E" style:display-name="17.E" style:family="table-column">
      <style:table-column-properties style:column-width="2.759in" style:rel-column-width="1918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7292in" style:rel-column-width="5070*"/>
    </style:style>
    <style:style style:name="Table1.B" style:family="table-column">
      <style:table-column-properties style:column-width="0.9958in" style:rel-column-width="6924*"/>
    </style:style>
    <style:style style:name="Table1.C" style:family="table-column">
      <style:table-column-properties style:column-width="2.3764in" style:rel-column-width="16523*"/>
    </style:style>
    <style:style style:name="Table1.D" style:family="table-column">
      <style:table-column-properties style:column-width="2.5653in" style:rel-column-width="17837*"/>
    </style:style>
    <style:style style:name="Table1.E" style:family="table-column">
      <style:table-column-properties style:column-width="2.7583in" style:rel-column-width="191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7285in" style:rel-column-width="5065*"/>
    </style:style>
    <style:style style:name="Table2.B" style:family="table-column">
      <style:table-column-properties style:column-width="0.9958in" style:rel-column-width="6924*"/>
    </style:style>
    <style:style style:name="Table2.C" style:family="table-column">
      <style:table-column-properties style:column-width="2.3764in" style:rel-column-width="16523*"/>
    </style:style>
    <style:style style:name="Table2.D" style:family="table-column">
      <style:table-column-properties style:column-width="2.5653in" style:rel-column-width="17837*"/>
    </style:style>
    <style:style style:name="Table2.E" style:family="table-column">
      <style:table-column-properties style:column-width="2.759in" style:rel-column-width="1918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Standard">
      <style:text-properties officeooo:paragraph-rsid="0017ebfa"/>
    </style:style>
    <style:style style:name="P5" style:family="paragraph" style:parent-style-name="Standard">
      <style:paragraph-properties fo:text-align="center" style:justify-single-word="false"/>
      <style:text-properties officeooo:paragraph-rsid="0017ebfa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7" style:family="paragraph" style:parent-style-name="Standard">
      <style:paragraph-properties fo:break-before="page"/>
      <style:text-properties officeooo:paragraph-rsid="00283d7e"/>
    </style:style>
    <style:style style:name="P8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46603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00e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32c4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4c9b2d" officeooo:paragraph-rsid="004c9b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3b7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46603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851b2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03851b2"/>
    </style:style>
    <style:style style:name="P5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466038" officeooo:paragraph-rsid="0046603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9" style:family="paragraph" style:parent-style-name="Talk">
      <style:paragraph-properties fo:text-align="center" style:justify-single-word="false"/>
      <style:text-properties fo:color="#808080" loext:opacity="100%" style:text-outline="false" style:text-line-through-style="solid" style:text-line-through-type="singl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509a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808080" loext:opacity="100%" style:text-outline="false" style:text-line-through-style="solid" style:text-line-through-type="singl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20pt" officeooo:rsid="00343b74" style:font-size-asian="20pt" style:font-size-complex="20pt"/>
    </style:style>
    <style:style style:name="T3" style:family="text">
      <style:text-properties style:font-name="Ostrich Sans Black" fo:font-size="16pt" officeooo:rsid="00056709" style:font-size-asian="16pt" style:font-size-complex="16pt"/>
    </style:style>
    <style:style style:name="T4" style:family="text">
      <style:text-properties style:font-name="Ostrich Sans Black" fo:font-size="16pt" officeooo:rsid="0030671b" style:font-size-asian="16pt" style:font-size-complex="16pt"/>
    </style:style>
    <style:style style:name="T5" style:family="text">
      <style:text-properties style:font-name="Ostrich Sans Black" fo:font-size="16pt" officeooo:rsid="0048bf17" style:font-size-asian="16pt" style:font-size-complex="16pt"/>
    </style:style>
    <style:style style:name="T6" style:family="text">
      <style:text-properties style:font-name="Ostrich Sans Black" fo:font-size="16pt" officeooo:rsid="004f09c3" style:font-size-asian="16pt" style:font-size-complex="16pt"/>
    </style:style>
    <style:style style:name="T7" style:family="text">
      <style:text-properties style:font-name="Ostrich Sans Black" fo:font-size="16pt" officeooo:rsid="005159dd" style:font-size-asian="16pt" style:font-size-complex="16pt"/>
    </style:style>
    <style:style style:name="T8" style:family="text">
      <style:text-properties style:font-name="Ostrich Sans Black" fo:font-size="13pt" officeooo:rsid="0030671b" style:font-size-asian="13pt" style:font-size-complex="13pt"/>
    </style:style>
    <style:style style:name="T9" style:family="text">
      <style:text-properties style:font-name="Ostrich Sans Black" fo:font-size="6pt" officeooo:rsid="0030671b" style:font-size-asian="6pt" style:font-size-complex="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48bf17" style:font-size-asian="9pt" style:font-size-complex="9pt"/>
    </style:style>
    <style:style style:name="T12" style:family="text">
      <style:text-properties fo:font-size="9pt" officeooo:rsid="004f09c3" style:font-size-asian="9pt" style:font-size-complex="9pt"/>
    </style:style>
    <style:style style:name="T13" style:family="text">
      <style:text-properties fo:font-size="9pt" officeooo:rsid="003b4bdf" style:font-size-asian="9pt" style:font-size-complex="9pt"/>
    </style:style>
    <style:style style:name="T14" style:family="text">
      <style:text-properties fo:font-size="9pt" officeooo:rsid="0047d8e1" style:font-size-asian="9pt" style:font-size-complex="9pt"/>
    </style:style>
    <style:style style:name="T15" style:family="text">
      <style:text-properties fo:font-size="9pt" officeooo:rsid="005159dd" style:font-size-asian="9pt" style:font-size-complex="9pt"/>
    </style:style>
    <style:style style:name="T16" style:family="text">
      <style:text-properties fo:font-size="9pt" style:text-underline-style="none" style:font-size-asian="9pt" style:font-size-complex="9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officeooo:rsid="0017ebfa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officeooo:rsid="00345f2d"/>
    </style:style>
    <style:style style:name="T21" style:family="text">
      <style:text-properties officeooo:rsid="0034f656"/>
    </style:style>
    <style:style style:name="T22" style:family="text">
      <style:text-properties officeooo:rsid="0036a90c"/>
    </style:style>
    <style:style style:name="T23" style:family="text">
      <style:text-properties officeooo:rsid="003851b2"/>
    </style:style>
    <style:style style:name="T24" style:family="text">
      <style:text-properties officeooo:rsid="00393d41"/>
    </style:style>
    <style:style style:name="T25" style:family="text">
      <style:text-properties officeooo:rsid="00395124"/>
    </style:style>
    <style:style style:name="T26" style:family="text">
      <style:text-properties officeooo:rsid="00400ec8"/>
    </style:style>
    <style:style style:name="T27" style:family="text">
      <style:text-properties officeooo:rsid="00495524"/>
    </style:style>
    <style:style style:name="T28" style:family="text">
      <style:text-properties officeooo:rsid="004ac220"/>
    </style:style>
    <style:style style:name="T29" style:family="text">
      <style:text-properties officeooo:rsid="004c9b2d"/>
    </style:style>
    <style:style style:name="T30" style:family="text">
      <style:text-properties officeooo:rsid="004dbd71"/>
    </style:style>
    <style:style style:name="T31" style:family="text">
      <style:text-properties style:text-line-through-style="none" style:text-line-through-type="none" officeooo:rsid="004dbd71"/>
    </style:style>
    <style:style style:name="T32" style:family="text">
      <style:text-properties style:text-line-through-style="none" style:text-line-through-type="none" officeooo:rsid="00509a2d"/>
    </style:style>
    <style:style style:name="T33" style:family="text">
      <style:text-properties officeooo:rsid="004f09c3"/>
    </style:style>
    <style:style style:name="T34" style:family="text">
      <style:text-properties fo:color="#808080" loext:opacity="100%"/>
    </style:style>
    <style:style style:name="T35" style:family="text">
      <style:text-properties fo:color="#808080" loext:opacity="100%" style:text-line-through-style="solid" style:text-line-through-type="single"/>
    </style:style>
    <style:style style:name="T36" style:family="text">
      <style:text-properties officeooo:rsid="00509a2d"/>
    </style:style>
    <style:style style:name="T37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57">QUI</text:p>
            <text:p text:style-name="P66">22</text:p>
            <text:p text:style-name="P54"><text:span text:style-name="T19">AGO</text:span><text:line-break/></text:p>
            <text:p text:style-name="P55">OnLine</text:p>
          </table:table-cell>
          <table:table-cell table:style-name="_31_7.B1" office:value-type="string">
            <text:p text:style-name="P53">Horário</text:p>
          </table:table-cell>
          <table:table-cell table:style-name="_31_7.B1" office:value-type="string">
            <text:p text:style-name="P53">Sala 1</text:p>
          </table:table-cell>
          <table:table-cell table:style-name="_31_7.B1" office:value-type="string">
            <text:p text:style-name="P53">Sala 2</text:p>
          </table:table-cell>
          <table:table-cell table:style-name="_31_7.E1" office:value-type="string">
            <text:p text:style-name="P53">Sala 3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8">09:00 – 10:00</text:p>
          </table:table-cell>
          <table:table-cell table:style-name="_31_7.B2" office:value-type="string">
            <text:p text:style-name="P10">Um primeiro olhar sobre o uso de sofware livre nos Estados brasileiros</text:p>
            <text:p text:style-name="P40">Flavio Lisboa</text:p>
          </table:table-cell>
          <table:table-cell table:style-name="_31_7.B2" office:value-type="string">
            <text:p text:style-name="P8">Introdução ao Prompt Hacking e a Segurança em Aplicações LLMs</text:p>
            <text:p text:style-name="P43">Marjori Klinczak</text:p>
          </table:table-cell>
          <table:table-cell table:style-name="_31_7.E2" office:value-type="string">
            <text:p text:style-name="P10">NO LOGZ, NO CRIME</text:p>
            <text:p text:style-name="P40">Oscar Marques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8">10:<text:span text:style-name="T27">15</text:span> – 1<text:span text:style-name="T20">2</text:span>:<text:span text:style-name="T27">15</text:span></text:p>
          </table:table-cell>
          <table:table-cell table:style-name="_31_7.B2" office:value-type="string">
            <text:p text:style-name="P10"><text:span text:style-name="T25">Mini-Tutorial</text:span><text:line-break/>Suprindo microserviçoes em nodejs com apache kafka</text:p>
            <text:p text:style-name="P40">João Cãndido de Souza Neto</text:p>
          </table:table-cell>
          <table:table-cell table:style-name="_31_7.B2" office:value-type="string">
            <text:p text:style-name="P14"><text:span text:style-name="T25">Mini-Tutorial</text:span><text:line-break/>A Arte da Engenharia de Prompts: Técnicas para Refinar e Personalizar <text:line-break/>suas Interações com IA <text:line-break/><text:span text:style-name="T17">Humberto Massareto</text:span></text:p>
          </table:table-cell>
          <table:table-cell table:style-name="_31_7.E2" office:value-type="string">
            <text:p text:style-name="P14"><text:span text:style-name="T25">Mini-Tutorial</text:span><text:line-break/>Provisionando um cluster failover com Nomad, KVM, Cloudinit e Glusterfs</text:p>
            <text:p text:style-name="P40">Waldemar Dibiazi Junior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1">1<text:span text:style-name="T20">2</text:span>:<text:span text:style-name="T27">15</text:span> – 14:00</text:p>
          </table:table-cell>
          <table:table-cell table:style-name="_31_7.E2" table:number-columns-spanned="3" office:value-type="string">
            <text:p text:style-name="P33"><text:span text:style-name="T26">Intervalo para </text:span>Almoço</text:p>
          </table:table-cell>
          <table:covered-table-cell/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24">14:<text:span text:style-name="T20">0</text:span>0 – 1<text:span text:style-name="T20">5</text:span>:<text:span text:style-name="T20">0</text:span>0</text:p>
          </table:table-cell>
          <table:table-cell table:style-name="_31_7.B2" office:value-type="string">
            <text:p text:style-name="P13">Automação de Fluxo de Dados em cluster com Apache NiFi</text:p>
            <text:p text:style-name="P13">Marcio Junior Vieira</text:p>
          </table:table-cell>
          <table:table-cell table:style-name="_31_7.B2" table:number-rows-spanned="2" office:value-type="string">
            <text:p text:style-name="P14"><text:span text:style-name="T25">Mini-Tutorial</text:span><text:line-break/>Wokwi - um simulador para sistemas embarcados</text:p>
            <text:p text:style-name="P41">Gedeane Kenshima</text:p>
          </table:table-cell>
          <table:table-cell table:style-name="_31_7.E2" table:number-rows-spanned="4" office:value-type="string">
            <text:p text:style-name="P11"/>
            <text:p text:style-name="P13"><text:span text:style-name="T25">Tutorial</text:span><text:line-break/>O uso do Blender na Arquitetura de Alto Padrão!</text:p>
            <text:p text:style-name="P41">Guilherme Razgriz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4">1<text:span text:style-name="T20">5</text:span>:<text:span text:style-name="T27">15</text:span> – 1<text:span text:style-name="T20">6</text:span>:<text:span text:style-name="T27">15</text:span></text:p>
          </table:table-cell>
          <table:table-cell table:style-name="_31_7.B2" office:value-type="string">
            <text:p text:style-name="P13">Introdução ao Liferay 7.4: Explorando um CMS Open Source e "User-Friendly"</text:p>
            <text:p text:style-name="P41">Williane Delfino</text:p>
          </table:table-cell>
          <table:covered-table-cell table:style-name="_31_7.B2"/>
          <table:covered-table-cell table:style-name="_31_7.E2"/>
        </table:table-row>
        <table:table-row table:style-name="_31_7.1">
          <table:covered-table-cell table:style-name="_31_7.A1"/>
          <table:table-cell table:style-name="_31_7.B2" office:value-type="string">
            <text:p text:style-name="P24">1<text:span text:style-name="T21">6</text:span>:<text:span text:style-name="T27">15</text:span> – 1<text:span text:style-name="T21">7</text:span>:<text:span text:style-name="T27">15</text:span></text:p>
          </table:table-cell>
          <table:table-cell table:style-name="_31_7.B2" office:value-type="string">
            <text:p text:style-name="P12">Usando IA para programação</text:p>
            <text:p text:style-name="P42">Cartola</text:p>
          </table:table-cell>
          <table:table-cell table:style-name="_31_7.B2" office:value-type="string">
            <text:p text:style-name="P36">O conceito dos Gêmeos Digitais e como ele só será possível através do Software Livre</text:p>
            <text:p text:style-name="P47">Cadunico</text:p>
          </table:table-cell>
          <table:covered-table-cell table:style-name="_31_7.E2"/>
        </table:table-row>
        <table:table-row>
          <table:covered-table-cell table:style-name="_31_7.A1"/>
          <table:table-cell table:style-name="_31_7.B2" office:value-type="string">
            <text:p text:style-name="P27">17:<text:span text:style-name="T27">30</text:span> - 18:<text:span text:style-name="T27">3</text:span>0</text:p>
          </table:table-cell>
          <table:table-cell table:style-name="_31_7.B2" office:value-type="string">
            <text:p text:style-name="P12">Comparacao de linguagens para automacao de redes usando Python, Go e Rust. Uma batalha divertida.</text:p>
            <text:p text:style-name="P42">Claus Topke</text:p>
          </table:table-cell>
          <table:table-cell table:style-name="_31_7.B2" office:value-type="string">
            <text:p text:style-name="P36">Apresentação do Rancher prime</text:p>
            <text:p text:style-name="P47">Fabio Pereira da Silva</text:p>
          </table:table-cell>
          <table:covered-table-cell table:style-name="_31_7.E2"/>
        </table:table-row>
      </table:table>
      <text:p text:style-name="P5"/>
      <text:p text:style-name="P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9" office:value-type="string">
            <text:p text:style-name="P58">SEX</text:p>
            <text:p text:style-name="P67">23</text:p>
            <text:p text:style-name="P64"><text:span text:style-name="T19">AGO</text:span><text:line-break/></text:p>
            <text:p text:style-name="P56">OnLine</text:p>
          </table:table-cell>
          <table:table-cell table:style-name="Table1.B1" office:value-type="string">
            <text:p text:style-name="P60">Horário</text:p>
          </table:table-cell>
          <table:table-cell table:style-name="Table1.B1" office:value-type="string">
            <text:p text:style-name="P60">Sala 1</text:p>
          </table:table-cell>
          <table:table-cell table:style-name="Table1.B1" office:value-type="string">
            <text:p text:style-name="P60">Sala 2</text:p>
          </table:table-cell>
          <table:table-cell table:style-name="Table1.E1" office:value-type="string">
            <text:p text:style-name="P62">Sala 3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9"><text:span text:style-name="T28">09</text:span>:00 – <text:span text:style-name="T22">1</text:span><text:span text:style-name="T28">0</text:span><text:span text:style-name="T18">:</text:span><text:span text:style-name="T22">0</text:span><text:span text:style-name="T18">0</text:span></text:p>
          </table:table-cell>
          <table:table-cell table:style-name="Table1.B2" office:value-type="string">
            <text:p text:style-name="P10">Execute sua própria IA <text:line-break/>de maneira privada</text:p>
            <text:p text:style-name="P40">Alexandre Alves Gonçalves</text:p>
          </table:table-cell>
          <table:table-cell table:style-name="Table1.B2" office:value-type="string">
            <text:p text:style-name="P10">Entendendo o apiserver do Kubernetes</text:p>
            <text:p text:style-name="P40">Amim Moises Salum Knabben</text:p>
          </table:table-cell>
          <table:table-cell table:style-name="Table1.E2" office:value-type="string">
            <text:p text:style-name="P10">Peritus: ferramenta de perícia em evidências multimídia da Polícia Federal</text:p>
            <text:p text:style-name="P40">Ari Stopassola Junior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9"><text:span text:style-name="T22">1</text:span><text:span text:style-name="T28">0</text:span>:<text:span text:style-name="T28">15</text:span> – 1<text:span text:style-name="T28">1</text:span>:<text:span text:style-name="T28">15</text:span></text:p>
          </table:table-cell>
          <table:table-cell table:style-name="Table1.C3" table:number-columns-spanned="3" office:value-type="string">
            <text:p text:style-name="P10">Keynote: O uso de software livre do IBGE</text:p>
            <text:p text:style-name="P40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8">1<text:span text:style-name="T28">1</text:span>:<text:span text:style-name="T28">15</text:span> – 1<text:span text:style-name="T28">3</text:span>:<text:span text:style-name="T28">15</text:span></text:p>
          </table:table-cell>
          <table:table-cell table:style-name="Table1.E2" table:number-columns-spanned="3" office:value-type="string">
            <text:p text:style-name="P33"><text:span text:style-name="T26">Intervalo para </text:span>Almoç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5">1<text:span text:style-name="T28">3</text:span><text:span text:style-name="T22">:</text:span><text:span text:style-name="T28">15</text:span> – 1<text:span text:style-name="T28">3</text:span>:<text:span text:style-name="T28">45</text:span></text:p>
          </table:table-cell>
          <table:table-cell table:style-name="Table1.C3" table:number-columns-spanned="3" office:value-type="string">
            <text:p text:style-name="P10">Cerimônia Oficial de Abertura</text:p>
            <text:p text:style-name="P40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2">1<text:span text:style-name="T28">3</text:span>:<text:span text:style-name="T28">45</text:span> – 1<text:span text:style-name="T28">4</text:span>:<text:span text:style-name="T28">45</text:span></text:p>
          </table:table-cell>
          <table:table-cell table:style-name="Table1.B2" office:value-type="string">
            <text:p text:style-name="P9">PostgreSQL - Monitorando performance e outros itens</text:p>
            <text:p text:style-name="P39">Lúcio Chiessi</text:p>
          </table:table-cell>
          <table:table-cell table:style-name="Table1.B2" office:value-type="string">
            <text:p text:style-name="P25">Matomo, web analytics com <text:line-break/>stack open source</text:p>
            <text:p text:style-name="P38">Claudio Ferreira Filho</text:p>
          </table:table-cell>
          <table:table-cell table:style-name="Table1.E2" office:value-type="string">
            <text:p text:style-name="P25">Git Branching: Equívocos, Erros e Soluções</text:p>
            <text:p text:style-name="P38">Er Galvão Abbott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5">1<text:span text:style-name="T28">4</text:span>:<text:span text:style-name="T28">45</text:span> – 1<text:span text:style-name="T28">5</text:span>:<text:span text:style-name="T28">15</text:span></text:p>
          </table:table-cell>
          <table:table-cell table:style-name="Table1.E2" table:number-columns-spanned="3" office:value-type="string">
            <text:p text:style-name="P30">Interval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8">1<text:span text:style-name="T28">5</text:span>:<text:span text:style-name="T28">15</text:span> – 1<text:span text:style-name="T28">6</text:span>:<text:span text:style-name="T28">15</text:span></text:p>
          </table:table-cell>
          <table:table-cell table:style-name="Table1.B2" office:value-type="string">
            <text:p text:style-name="P10">Porque eu gosto de trabalhar <text:line-break/>com open source</text:p>
            <text:p text:style-name="P40">Mateus Oliveira</text:p>
          </table:table-cell>
          <table:table-cell table:style-name="Table1.B2" office:value-type="string">
            <text:p text:style-name="P10">Curvas Fr<text:span text:style-name="T33">e</text:span>néticas Animadas</text:p>
            <text:p text:style-name="P40">Ole Peter Smith</text:p>
          </table:table-cell>
          <table:table-cell table:style-name="Table1.E2" office:value-type="string">
            <text:p text:style-name="P10">Inspecionando pacotes RPM</text:p>
            <text:p text:style-name="P40">Emanuel Baptista Haine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5">1<text:span text:style-name="T28">6</text:span>:<text:span text:style-name="T28">3</text:span>0 – 1<text:span text:style-name="T28">7</text:span>:<text:span text:style-name="T28">3</text:span>0</text:p>
          </table:table-cell>
          <table:table-cell table:style-name="Table1.C3" table:number-columns-spanned="3" office:value-type="string">
            <text:p text:style-name="P9">Painel: É possível vencer a canibalização do Mercado?</text:p>
            <text:p text:style-name="P39">Organização ConFLOSS e Convidados</text:p>
          </table:table-cell>
          <table:covered-table-cell/>
          <table:covered-table-cell/>
        </table:table-row>
      </table:table>
      <text:p text:style-name="P4"/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9" office:value-type="string">
            <text:p text:style-name="P59">SÁ<text:span text:style-name="T23">B</text:span></text:p>
            <text:p text:style-name="P68">24</text:p>
            <text:p text:style-name="P65"><text:span text:style-name="T19">AGO</text:span><text:line-break/></text:p>
            <text:p text:style-name="P56">OnLine</text:p>
          </table:table-cell>
          <table:table-cell table:style-name="Table2.A1" office:value-type="string">
            <text:p text:style-name="P61">Horário</text:p>
          </table:table-cell>
          <table:table-cell table:style-name="Table2.A1" office:value-type="string">
            <text:p text:style-name="P61">Sala 1</text:p>
          </table:table-cell>
          <table:table-cell table:style-name="Table2.A1" office:value-type="string">
            <text:p text:style-name="P61">Sala 2</text:p>
          </table:table-cell>
          <table:table-cell table:style-name="Table2.E1" office:value-type="string">
            <text:p text:style-name="P63">Sala 3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0"><text:span text:style-name="T23">0</text:span><text:span text:style-name="T29">8</text:span>:<text:span text:style-name="T29">45</text:span> – <text:span text:style-name="T22">1</text:span><text:span text:style-name="T29">0</text:span><text:span text:style-name="T18">:</text:span><text:span text:style-name="T29">45</text:span></text:p>
          </table:table-cell>
          <table:table-cell table:style-name="Table2.B2" office:value-type="string">
            <text:p text:style-name="P14"><text:span text:style-name="T25">Mini-Tutorial</text:span><text:line-break/>Refatorando aplicações na prática</text:p>
            <text:p text:style-name="P45">Vinicius Campitelli</text:p>
          </table:table-cell>
          <table:table-cell table:style-name="Table2.B2" office:value-type="string">
            <text:p text:style-name="P14"><text:span text:style-name="T25">Mini-Tutorial</text:span><text:line-break/>Monte sua primeira loja <text:line-break/>virtual com WooCommerce</text:p>
            <text:p text:style-name="P45">Marco Andrei Kichalowski</text:p>
          </table:table-cell>
          <table:table-cell table:style-name="Table2.E2" office:value-type="string">
            <text:p text:style-name="P14"><text:span text:style-name="T25">Mini-Tutorial</text:span><text:line-break/>Expressões Regulares</text:p>
            <text:p text:style-name="P45">Julio Nev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9">1<text:span text:style-name="T23">1</text:span>:<text:span text:style-name="T22">0</text:span>0 – 1<text:span text:style-name="T23">2</text:span>:<text:span text:style-name="T22">0</text:span>0</text:p>
          </table:table-cell>
          <table:table-cell table:style-name="Table2.B2" office:value-type="string">
            <text:p text:style-name="P69">Wazuh, o polvo da <text:line-break/>cibersegurança defensiva</text:p>
            <text:p text:style-name="P51"><text:span text:style-name="T34">Marcius da Costa Silveira</text:span><text:line-break/><text:span text:style-name="T31">Atividade Cancelada <text:line-break/></text:span><text:span text:style-name="T32">a pedido do palestrante</text:span></text:p>
          </table:table-cell>
          <table:table-cell table:style-name="Table2.B2" office:value-type="string">
            <text:p text:style-name="P32">Zabbix – Usando os Parâmetros de Usuários pra monitoramento <text:line-break/>de bancos de dados</text:p>
            <text:p text:style-name="P50">Lúcio Chiessi</text:p>
          </table:table-cell>
          <table:table-cell table:style-name="Table2.E2" office:value-type="string">
            <text:p text:style-name="P17">Dominando o Troubleshooting: Estratégias e Ferramentas para Resolução de Problemas</text:p>
            <text:p text:style-name="P46">Emanuel Baptista Haine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1<text:span text:style-name="T23">2</text:span><text:span text:style-name="T22">:00</text:span> – 1<text:span text:style-name="T29">3</text:span>:<text:span text:style-name="T29">45</text:span></text:p>
          </table:table-cell>
          <table:table-cell table:style-name="Table2.E2" table:number-columns-spanned="3" office:value-type="string">
            <text:p text:style-name="P35"><text:span text:style-name="T26">Intervalo para </text:span>Almoç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3">1<text:span text:style-name="T29">3</text:span>:<text:span text:style-name="T29">45</text:span> – 1<text:span text:style-name="T29">4</text:span>:<text:span text:style-name="T29">45</text:span></text:p>
          </table:table-cell>
          <table:table-cell table:style-name="Table2.C5" table:number-columns-spanned="3" office:value-type="string">
            <text:p text:style-name="P15">Keynote: Já fomos bons nisso!</text:p>
            <text:p text:style-name="P44">Julio Neve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6"/>
            <text:p text:style-name="P29">1<text:span text:style-name="T24">5</text:span>:<text:span text:style-name="T29">0</text:span>0 – 1<text:span text:style-name="T24">6</text:span>:<text:span text:style-name="T29">0</text:span>0</text:p>
          </table:table-cell>
          <table:table-cell table:style-name="Table2.B2" office:value-type="string">
            <text:p text:style-name="P16">Criando esteiras de CI/CD performáticas e seguras</text:p>
            <text:p text:style-name="P45">Vinícius Campitelli</text:p>
          </table:table-cell>
          <table:table-cell table:style-name="Table2.B2" office:value-type="string">
            <text:p text:style-name="P16">Observabilidade Além do Alcance</text:p>
            <text:p text:style-name="P45">Rafael Martin Alves Ferreira</text:p>
          </table:table-cell>
          <table:table-cell table:style-name="Table2.E2" office:value-type="string">
            <text:p text:style-name="P16">De programador local a líder global</text:p>
            <text:p text:style-name="P45">Ricardo Coelho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7">16:00 - 16:30</text:p>
          </table:table-cell>
          <table:table-cell table:style-name="Table2.E2" table:number-columns-spanned="3" office:value-type="string">
            <text:p text:style-name="P37">Interval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6">1<text:span text:style-name="T24">6</text:span>:<text:span text:style-name="T24">3</text:span>0 – 1<text:span text:style-name="T24">7</text:span>:<text:span text:style-name="T24">3</text:span>0</text:p>
          </table:table-cell>
          <table:table-cell table:style-name="Table2.B2" office:value-type="string">
            <text:p text:style-name="P15">5 plataformas livres para construir seu e-commerce</text:p>
            <text:p text:style-name="P44">Marco Andrei Kichalowsky</text:p>
          </table:table-cell>
          <table:table-cell table:style-name="Table2.B2" office:value-type="string">
            <text:p text:style-name="P34">Escreva monolitos, publique microsserviços usando </text:p>
            <text:p text:style-name="P34">Go e o ServiceWeaver</text:p>
            <text:p text:style-name="P48">Elton Minetto</text:p>
          </table:table-cell>
          <table:table-cell table:style-name="Table2.E2" office:value-type="string">
            <text:p text:style-name="P71">Revisando os conceitos: Hacker ou Maker?</text:p>
            <text:p text:style-name="P70"><text:span text:style-name="T35">Antonio Marques</text:span><text:line-break/><text:span text:style-name="T30">Atividade Cancelada <text:line-break/></text:span><text:span text:style-name="T36">a pedido do palestrante</text:span>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1"><text:span text:style-name="T24">17:30 - </text:span>1<text:span text:style-name="T24">8</text:span>:00</text:p>
          </table:table-cell>
          <table:table-cell table:style-name="Table2.C5" table:number-columns-spanned="3" office:value-type="string">
            <text:p text:style-name="P31">Cerimônia Oficial de Encerramento</text:p>
            <text:p text:style-name="P49">Organização ConFLOSS</text:p>
          </table:table-cell>
          <table:covered-table-cell/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style:font-name="Ostrich Sans Black" fo:font-size="16pt" officeooo:rsid="0048bf17" style:font-size-asian="16pt" style:font-size-complex="16pt"/>
    </style:style>
    <style:style style:name="MT8" style:family="text">
      <style:text-properties style:font-name="Ostrich Sans Black" fo:font-size="16pt" officeooo:rsid="005159dd" style:font-size-asian="16pt" style:font-size-complex="16pt"/>
    </style:style>
    <style:style style:name="MT9" style:family="text">
      <style:text-properties fo:font-size="9pt" style:font-size-asian="9pt" style:font-size-complex="9pt"/>
    </style:style>
    <style:style style:name="MT10" style:family="text">
      <style:text-properties fo:font-size="9pt" officeooo:rsid="0048bf17" style:font-size-asian="9pt" style:font-size-complex="9pt"/>
    </style:style>
    <style:style style:name="MT11" style:family="text">
      <style:text-properties fo:font-size="9pt" officeooo:rsid="005159dd" style:font-size-asian="9pt" style:font-size-complex="9pt"/>
    </style:style>
    <style:style style:name="MT12" style:family="text">
      <style:text-properties fo:font-size="9pt" officeooo:rsid="003b4bdf" style:font-size-asian="9pt" style:font-size-complex="9pt"/>
    </style:style>
    <style:style style:name="MT13" style:family="text">
      <style:text-properties fo:font-size="9pt" officeooo:rsid="004f09c3" style:font-size-asian="9pt" style:font-size-complex="9pt"/>
    </style:style>
    <style:style style:name="MT14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</text:span><text:span text:style-name="MT7">3</text:span><text:span text:style-name="MT6">.</text:span><text:span text:style-name="MT8">2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9">CC BY-SA ConFLOSS - <text:s text:c="2"/>Versão 0.</text:span><text:span text:style-name="MT10">3</text:span><text:span text:style-name="MT9">.</text:span><text:span text:style-name="MT11">2</text:span><text:span text:style-name="MT9">- </text:span><text:span text:style-name="MT12">2024-0</text:span><text:span text:style-name="MT13">8</text:span><text:span text:style-name="MT12">-</text:span><text:span text:style-name="MT11">23</text:span></text:p>
        <text:p text:style-name="MP3"><text:span text:style-name="MT9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14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8-23T13:14:57.494657811</dc:date>
    <meta:editing-duration>PT12H44M18S</meta:editing-duration>
    <meta:editing-cycles>74</meta:editing-cycles>
    <meta:generator>LibreOffice/24.2.5.2$Linux_X86_64 LibreOffice_project/420$Build-2</meta:generator>
    <meta:print-date>2024-06-27T07:49:26.099612336</meta:print-date>
    <meta:printed-by>PDF files</meta:printed-by>
    <meta:document-statistic meta:table-count="3" meta:image-count="3" meta:object-count="0" meta:page-count="3" meta:paragraph-count="135" meta:word-count="546" meta:character-count="3650" meta:non-whitespace-character-count="3200"/>
  </office:meta>
</office:document-meta>
</file>